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 style:list-style-name="L126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style:font-name="ＭＳ Ｐゴシック" style:font-name-asian="ＭＳ Ｐゴシック"/>
    </style:style>
    <style:style style:name="P17" style:family="paragraph" style:parent-style-name="Text_20_body" style:list-style-name="L12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2" style:family="paragraph" style:parent-style-name="Standard" style:list-style-name="L126">
      <style:text-properties style:font-name="Arial" fo:font-size="13pt" style:font-name-asian="Arimo" style:font-size-asian="13pt" style:font-size-complex="13pt"/>
    </style:style>
    <style:style style:name="P23" style:family="paragraph" style:parent-style-name="Table_20_Contents">
      <style:text-properties style:font-name="ＭＳ Ｐゴシック" style:font-name-asian="ＭＳ Ｐゴシック"/>
    </style:style>
    <style:style style:name="P24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7160323949631417161" text:style-name="L1">
              <text:list-item>
                <text:p text:style-name="P25">大邦興業。２人。どちらも日本人。</text:p>
              </text:list-item>
              <text:list-item>
                <text:p text:style-name="P25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5">もう一人は、メガネあり。色付き。上着は、紫色っぽかったか。赤紫。優しそうな人だ。</text:p>
              </text:list-item>
              <text:list-item>
                <text:p text:style-name="P25">どちらも、６０前後か。背は１７０前後。ホースの人の方が、やや高いか。</text:p>
              </text:list-item>
              <text:list-item>
                <text:p text:style-name="P25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7862887479371393385" text:style-name="L2">
              <text:list-item>
                <text:p text:style-name="P26">加崎建設。バイブ２人。</text:p>
              </text:list-item>
              <text:list-item>
                <text:p text:style-name="P26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1127055973483960347" text:style-name="L3">
              <text:list-item>
                <text:p text:style-name="P27">石井電工。前回と同じ人。がたい、良し。あごひげあり。</text:p>
              </text:list-item>
              <text:list-item>
                <text:p text:style-name="P27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7577036081663423038" text:style-name="L4">
              <text:list-item>
                <text:p text:style-name="P28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7913389062403686168" text:style-name="L5">
              <text:list-item>
                <text:p text:style-name="P29">３人。若い人、２人。５０前後か、親方さんらしき人、１人。</text:p>
              </text:list-item>
              <text:list-item>
                <text:p text:style-name="P29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6166746248910558112" text:style-name="L6">
              <text:list-item>
                <text:p text:style-name="P30">小木建設工業。一人。若い人。確か、前回と同じ。</text:p>
              </text:list-item>
              <text:list-item>
                <text:p text:style-name="P30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1431997380663769864" text:style-name="L7">
              <text:list-item>
                <text:p text:style-name="P31">前回と同じ。４０ぐらいの人。そして、３０前か、若い人。</text:p>
              </text:list-item>
              <text:list-item>
                <text:p text:style-name="P31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4849730401244443140" text:style-name="L8">
              <text:list-item>
                <text:p text:style-name="P32">鈴木さん。寝坊したとのことで、朝の連絡時、朝礼の挨拶を依頼される。</text:p>
              </text:list-item>
              <text:list-item>
                <text:p text:style-name="P32">「元請の新年会がある」とのことで、２時過ぎには現場を出るとのこと。</text:p>
              </text:list-item>
              <text:list-item>
                <text:p text:style-name="P32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1444853248088773785" text:style-name="L9">
              <text:list-item>
                <text:p text:style-name="P33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7843506380031832199" text:style-name="L10">
              <text:list-item>
                <text:p text:style-name="P34">階段から。柱を何本か入れて、隅のエレベーター区画。</text:p>
              </text:list-item>
              <text:list-item>
                <text:p text:style-name="P34">続けて、柱、壁。部屋と部屋の間の壁、「内壁」と呼ぶのか、は、スラブ下いっぱいまで入れる。</text:p>
              </text:list-item>
              <text:list-item>
                <text:p text:style-name="P34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2698982782842419064" text:style-name="L11">
              <text:list-item>
                <text:p text:style-name="P35">とげ抜き地蔵、再び訪れる。線香を買う。１束１００円、税込。</text:p>
              </text:list-item>
              <text:list-item>
                <text:p text:style-name="P35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5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3013280379837374870" text:style-name="L12">
              <text:list-item>
                <text:p text:style-name="P36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6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6">白い建物。壁の表面は、化粧板なのか、凸凹を入れてある。</text:p>
                  </text:list-item>
                  <text:list-item>
                    <text:p text:style-name="P36">表札有り。「滝野川　栗原」、だったか。「河原」だったかも知れない。</text:p>
                  </text:list-item>
                  <text:list-item>
                    <text:p text:style-name="P36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6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1079517148615174966" text:style-name="L13">
              <text:list-item>
                <text:p text:style-name="P37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6054746157427276821" text:style-name="L14">
              <text:list-item>
                <text:p text:style-name="P38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8811257946342915937" text:style-name="L15">
              <text:list-item>
                <text:p text:style-name="P39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9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2726524642146061547" text:style-name="L16"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7242695456374020941" text:style-name="L17">
              <text:list-item>
                <text:p text:style-name="P41">年配の人。白髪あり。コン打ちをよく分かっているように見受けた。</text:p>
              </text:list-item>
              <text:list-item>
                <text:p text:style-name="P41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3430478323571369676" text:style-name="L18">
              <text:list-item>
                <text:p text:style-name="P42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4400399703828536548" text:style-name="L19">
              <text:list-item>
                <text:p text:style-name="P43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8232694682207041471" text:style-name="L20">
              <text:list-item>
                <text:p text:style-name="P44">２名。一人は、鼻の付け根（目尻の傍の）が、凹んでいる。</text:p>
              </text:list-item>
              <text:list-item>
                <text:p text:style-name="P44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8474145265000408780" text:style-name="L21">
              <text:list-item>
                <text:p text:style-name="P45">メガネあり。前歯、上の、が出っ張っている。笑みをいつも作っている。</text:p>
              </text:list-item>
              <text:list-item>
                <text:p text:style-name="P45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5750401546900640096" text:style-name="L22">
              <text:list-item>
                <text:p text:style-name="P46">佐藤工業、古川さん。夕方５時５０分ぐらいか、電話する。</text:p>
              </text:list-item>
              <text:list-item>
                <text:p text:style-name="P46">当日の打設場所。スラブには、スリーブはない。壁のみ。（ｆ１）</text:p>
              </text:list-item>
              <text:list-item>
                <text:p text:style-name="P46">そのため、壁・柱を打ち終われば、本来、設備側としての相番の作業は、完了。（ｆ２）</text:p>
              </text:list-item>
              <text:list-item>
                <text:p text:style-name="P46">ｆ２に根拠を置くと、本来、相番作業は、その日について言えば、残業は発生しない。（ｃ１）</text:p>
              </text:list-item>
              <text:list-item>
                <text:p text:style-name="P46">ｃ１によれば、残業代を支払う義務は、発注側には、発生しない。（ｃ２）</text:p>
              </text:list-item>
              <text:list-item>
                <text:p text:style-name="P46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8138775823708423766" text:style-name="L23">
              <text:list-item>
                <text:p text:style-name="P47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394205736319327929" text:style-name="L24">
              <text:list-item>
                <text:p text:style-name="P48">柱、壁　=&gt;　パラペット。３区画に分かれている。奥の２区画を先に、この順序で。</text:p>
              </text:list-item>
              <text:list-item>
                <text:p text:style-name="P48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5667898580378392757" text:style-name="L25">
              <text:list-item>
                <text:p text:style-name="P49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8089410616518460482" text:style-name="L26">
              <text:list-item>
                <text:p text:style-name="P50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3338134784756958472" text:style-name="L27">
              <text:list-item>
                <text:p text:style-name="P51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6608430416585329812" text:style-name="L28">
              <text:list-item>
                <text:p text:style-name="P52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467247618490374570" text:style-name="L29">
              <text:list-item>
                <text:p text:style-name="P53">「FUJITA」。２人。１人は、ベトナムか。</text:p>
              </text:list-item>
              <text:list-item>
                <text:p text:style-name="P53">ベトナム人らしき人。若く見える。顔の輪郭は、細長。</text:p>
                <text:list>
                  <text:list-item>
                    <text:p text:style-name="P53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53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4505987352841950407" text:style-name="L30">
              <text:list-item>
                <text:p text:style-name="P54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54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2279428285162156781" text:style-name="L31">
              <text:list-item>
                <text:p text:style-name="P55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5"><text:soft-page-break/>相番は、気が楽。ボイド設置よりも。それで、相番に結構入っている、ここのところ。</text:p>
              </text:list-item>
              <text:list-item>
                <text:p text:style-name="P55">ボイド付けの仕事には、ベビーサンダーも持参している。現場にないことがあるから。</text:p>
              </text:list-item>
              <text:list-item>
                <text:p text:style-name="P55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2969297351676961671" text:style-name="L32">
              <text:list-item>
                <text:p text:style-name="P56">年配の人。結婚指輪を嵌めている。猫背。体格は、上半身ががっちりしている。</text:p>
              </text:list-item>
              <text:list-item>
                <text:p text:style-name="P56">朝、ゲートを開けていた。近寄ると、「どちらさん？」と詰問してくる。</text:p>
              </text:list-item>
              <text:list-item>
                <text:p text:style-name="P56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4752164427726507103" text:style-name="L33">
              <text:list-item>
                <text:p text:style-name="P57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2712979645942439490" text:style-name="L34">
              <text:list-item>
                <text:p text:style-name="P58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5533259735121815348" text:style-name="L35">
              <text:list-item>
                <text:p text:style-name="P59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2720672172572912370" text:style-name="L36">
              <text:list-item>
                <text:p text:style-name="P60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8019633303090792257" text:style-name="L37">
              <text:list-item>
                <text:p text:style-name="P61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1892514605768896908" text:style-name="L38">
              <text:list-item>
                <text:p text:style-name="P62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9192204894363096441" text:style-name="L39">
              <text:list-item>
                <text:p text:style-name="P63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5502242554695293829" text:style-name="L40">
              <text:list-item>
                <text:p text:style-name="P64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7199279010020490787" text:style-name="L41">
              <text:list-item>
                <text:p text:style-name="P65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6993606208944491634" text:style-name="L42">
              <text:list-item>
                <text:p text:style-name="P66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4964712261230470374" text:style-name="L43">
              <text:list-item>
                <text:p text:style-name="P67">「貢石」（こうせき）。２人。１人はベトナム人。</text:p>
              </text:list-item>
              <text:list-item>
                <text:p text:style-name="P67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955875062983136450" text:style-name="L44">
              <text:list-item>
                <text:p text:style-name="P68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5361229977705757853" text:style-name="L45">
              <text:list-item>
                <text:p text:style-name="P69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8754072558485640959" text:style-name="L46">
              <text:list-item>
                <text:p text:style-name="P70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345470458616923914" text:style-name="L47">
              <text:list-item>
                <text:p text:style-name="P71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4668348461896807914" text:style-name="L48">
              <text:list-item>
                <text:p text:style-name="P72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7898233007895788084" text:style-name="L49">
              <text:list-item>
                <text:p text:style-name="P73">前回と同じく、ガタイのいい男性の人。</text:p>
              </text:list-item>
              <text:list-item>
                <text:p text:style-name="P73">副所長の肩書きの人だったか、「村中」さんとかいう人、打設エリアに、</text:p>
              </text:list-item>
              <text:list-item>
                <text:p text:style-name="P73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7081910164512377498" text:style-name="L50">
              <text:list-item>
                <text:p text:style-name="P74">キャリアテックの人が来ている。名前は、思い出せない。年配の人。５０半ばか。目が細い。薄目。</text:p>
              </text:list-item>
              <text:list-item>
                <text:p text:style-name="P74">作業の終了が、予定よりも遅くなる。早ければ１２時すぎの予定。実際は<text:soft-page-break/>４時近く。</text:p>
              </text:list-item>
              <text:list-item>
                <text:p text:style-name="P74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74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3737223795100600226" text:style-name="L51">
              <text:list-item>
                <text:p text:style-name="P75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2233018890205160021" text:style-name="L52">
              <text:list-item>
                <text:p text:style-name="P76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2397734420624702164" text:style-name="L53">
              <text:list-item>
                <text:p text:style-name="P77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6410156673418064943" text:style-name="L54">
              <text:list-item>
                <text:p text:style-name="P78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8847725869975365574" text:style-name="L55">
              <text:list-item>
                <text:p text:style-name="P79">ポンプ屋さん。２人。２人は、定員ではないか。３人の時もある。貢石に限らず。</text:p>
                <text:list>
                  <text:list-item>
                    <text:p text:style-name="P79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9">２人は、人員の数として、少ないか。配管の調節の作業のとき、作業に手を貸してもいいかも知れない。</text:p>
                  </text:list-item>
                  <text:list-item>
                    <text:p text:style-name="P79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376849651596970647" text:style-name="L56">
              <text:list-item>
                <text:p text:style-name="P80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5866667015002468407" text:style-name="L57">
              <text:list-item>
                <text:p text:style-name="P81">３人。親方さんは日本人。顔は、浅黒い。やや、どす黒い気味、あり。腹は出ている。１７２ぐらいか</text:p>
                <text:list>
                  <text:list-item>
                    <text:p text:style-name="P81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2458017390505713326" text:style-name="L58">
              <text:list-item>
                <text:p text:style-name="P82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82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4639903711936862925" text:style-name="L59">
              <text:list-item>
                <text:p text:style-name="P83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5117057141557468311" text:style-name="L60">
              <text:list-item>
                <text:p text:style-name="P84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3232594898569624381" text:style-name="L61">
              <text:list-item>
                <text:p text:style-name="P85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3744283096736135185" text:style-name="L62">
              <text:list-item>
                <text:p text:style-name="P86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38970487746779887" text:style-name="L63">
              <text:list-item>
                <text:p text:style-name="P87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5560818619107672915" text:style-name="L64">
              <text:list-item>
                <text:p text:style-name="P88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5605250686955440464" text:style-name="L65">
              <text:list-item>
                <text:p text:style-name="P89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7988895215115123400" text:style-name="L66">
              <text:list-item>
                <text:p text:style-name="P90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2280851875942454362" text:style-name="L67">
              <text:list-item>
                <text:p text:style-name="P91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2585490787117138794" text:style-name="L68">
              <text:list-item>
                <text:p text:style-name="P92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1741391026373073134" text:style-name="L69">
              <text:list-item>
                <text:p text:style-name="P93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574557864732055915" text:style-name="L70">
              <text:list-item>
                <text:p text:style-name="P94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2132805537840107431" text:style-name="L71">
              <text:list-item>
                <text:p text:style-name="P95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7286225227872884151" text:style-name="L72">
              <text:list-item>
                <text:p text:style-name="P96">親方さん。１７５ぐらい。ガタイがでかい。</text:p>
              </text:list-item>
              <text:list-item>
                <text:p text:style-name="P96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96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96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2982017289978896469" text:style-name="L73">
              <text:list-item>
                <text:p text:style-name="P97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7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3457677925009110031" text:style-name="L74">
              <text:list-item>
                <text:p text:style-name="P98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1903288550554947406" text:style-name="L75">
              <text:list-item>
                <text:p text:style-name="P99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6555086019672299193" text:style-name="L76">
              <text:list-item>
                <text:p text:style-name="P100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6915133936546227763" text:style-name="L77">
              <text:list-item>
                <text:p text:style-name="P101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4927756757231968836" text:style-name="L78">
              <text:list-item>
                <text:p text:style-name="P102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8688720331446368105" text:style-name="L79">
              <text:list-item>
                <text:p text:style-name="P103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7260605268584813853" text:style-name="L80">
              <text:list-item>
                <text:p text:style-name="P104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8603869859378994527" text:style-name="L81">
              <text:list-item>
                <text:p text:style-name="P105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3650907089252213579" text:style-name="L82">
              <text:list-item>
                <text:p text:style-name="P106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8437872108399746483" text:style-name="L83">
              <text:list-item>
                <text:p text:style-name="P107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2034116632037922899" text:style-name="L84">
              <text:list-item>
                <text:p text:style-name="P108">上記のとおり、扶桑のうりざねの人に、朝、経路を教えてもらった。</text:p>
                <text:list>
                  <text:list-item>
                    <text:p text:style-name="P108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8">テンガイさんか、５時になった頃、打設現場に来てくれる。残業は、ご自分がされる、とのこと。お礼を伝える。</text:p>
                <text:list>
                  <text:list-item>
                    <text:p text:style-name="P108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3713257286016984290" text:style-name="L85">
              <text:list-item>
                <text:p text:style-name="P109">「貢石」（こうせき）。３人。１人はベトナム人。</text:p>
              </text:list-item>
              <text:list-item>
                <text:p text:style-name="P109">日本人の人：２人。一人は、１７５ぐらい。痩せ身。顔の輪郭は、細長。</text:p>
              </text:list-item>
              <text:list-item>
                <text:p text:style-name="P109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2525927248640081906" text:style-name="L86">
              <text:list-item>
                <text:p text:style-name="P110">松原組の人たち。前回、バイブを担当していた一人。親方さんではなく。顔の肌が浅黒い人。</text:p>
                <text:list>
                  <text:list-item>
                    <text:p text:style-name="P110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10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2995301157613587318" text:style-name="L87">
              <text:list-item>
                <text:p text:style-name="P111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4892481927309686829" text:style-name="L88">
              <text:list-item>
                <text:p text:style-name="P112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7151836705831714671" text:style-name="L89">
              <text:list-item>
                <text:p text:style-name="P113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2081376409771139301" text:style-name="L90">
              <text:list-item>
                <text:p text:style-name="P114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5166636163370226982" text:style-name="L91">
              <text:list-item>
                <text:p text:style-name="P115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3393734835427037229" text:style-name="L92">
              <text:list-item>
                <text:p text:style-name="P116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8785952428064396204" text:style-name="L93">
              <text:list-item>
                <text:p text:style-name="P117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2492711358192106401" text:style-name="L94">
              <text:list-item>
                <text:p text:style-name="P118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8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6162275178357159116" text:style-name="L95">
              <text:list-item>
                <text:p text:style-name="P119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5081845789216930420" text:style-name="L96">
              <text:list-item>
                <text:p text:style-name="P120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7854315189332790556" text:style-name="L97">
              <text:list-item>
                <text:p text:style-name="P121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4536092082431135692" text:style-name="L98">
              <text:list-item>
                <text:p text:style-name="P122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/>
      <text:p text:style-name="P13"/>
      <text:p text:style-name="P2">---------------------------------------------------------------</text:p>
      <text:p text:style-name="P4">[XXX] 20200304_151752</text:p>
      <text:p text:style-name="P13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>愛知屋様伊勢佐木町プロジェクト</text:p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>晴れ</text:p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>黄金町</text:p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1545991279025256398" text:style-name="L127">
              <text:list-item>
                <text:p text:style-name="P149">那須産業。２人。一人は、３０半ば、若く見える。１７５ぐらい。顔が、色白い。</text:p>
              </text:list-item>
              <text:list-item>
                <text:p text:style-name="P149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土工さん</text:p>
          </table:table-cell>
          <table:table-cell table:style-name="表8.C2" office:value-type="string">
            <text:list xml:id="list5171320729757749850" text:style-name="L99">
              <text:list-item>
                <text:p text:style-name="P123">今西建設。バイブの人、一人は、ベトナムの人。若い。後半、サングラスを着ける。</text:p>
              </text:list-item>
              <text:list-item>
                <text:p text:style-name="P123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7558946789721833879" text:style-name="L100">
              <text:list-item>
                <text:p text:style-name="P124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5789254363881882038" text:style-name="L101">
              <text:list-item>
                <text:p text:style-name="P125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6660461347489247225" text:style-name="L102">
              <text:list-item>
                <text:p text:style-name="P126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3844818006346890954" text:style-name="L103">
              <text:list-item>
                <text:p text:style-name="P127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6530942075471558197" text:style-name="L104">
              <text:list-item>
                <text:p text:style-name="P128">打設現場を担当した人。４０半ばか。メガネあり。１７０弱か。いくぶん、太め。</text:p>
              </text:list-item>
              <text:list-item>
                <text:p text:style-name="P128">所長さんか、朝礼時、打設の周知会を主宰。「いいコンクリを打ちましょう」</text:p>
              </text:list-item>
              <text:list-item>
                <text:p text:style-name="P128">３人目の人。６０半ばか。清水で働いていたとのこと。</text:p>
                <text:list>
                  <text:list-item>
                    <text:p text:style-name="P128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6655663958163078682" text:style-name="L105">
              <text:list-item>
                <text:p text:style-name="P129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7694306272365660714" text:style-name="L106">
              <text:list-item>
                <text:p text:style-name="P130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980587678566423632" text:style-name="L107">
              <text:list-item>
                <text:p text:style-name="P131">３階、立ち上がり。</text:p>
              </text:list-item>
              <text:list-item>
                <text:p text:style-name="P131">まず、柱だったか。１本か２本。</text:p>
              </text:list-item>
              <text:list-item>
                <text:p text:style-name="P131">次に、階段。踊り場まで。それから、柱など、だったか。</text:p>
              </text:list-item>
              <text:list-item>
                <text:p text:style-name="P131">通りに面した側の手すり。最後。スラブを全て上げてから。コンクリのホースは、タワーから吊り下げる。</text:p>
              </text:list-item>
              <text:list-item>
                <text:p text:style-name="P131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<text:soft-page-break/>出来事、見聞</text:p>
          </table:table-cell>
          <table:table-cell table:style-name="表8.C2" office:value-type="string">
            <text:list xml:id="list676635094272166076" text:style-name="L108">
              <text:list-item>
                <text:p text:style-name="P132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6369317865834668482" text:style-name="L109">
              <text:list-item>
                <text:p text:style-name="P133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1103085220768948209" text:style-name="L110">
              <text:list-item>
                <text:p text:style-name="P134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5935192826785833993" text:style-name="L111">
              <text:list-item>
                <text:p text:style-name="P135">上記のとおり、朝、金子工業所の担当の人、新規の用紙を、用意してくれた。</text:p>
              </text:list-item>
              <text:list-item>
                <text:p text:style-name="P135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3"/>
      <text:p text:style-name="P4">[/ XXXX] 20200304_153636</text:p>
      <text:p text:style-name="P13"/>
      <text:p text:style-name="P8">@@@</text:p>
      <text:p text:style-name="P13"/>
      <text:p text:style-name="P2">---------------------------------------------------------------</text:p>
      <text:p text:style-name="P4">[XXX]</text:p>
      <text:p text:style-name="P13"/>
      <text:p text:style-name="P3"><text:span text:style-name="T3">作業日：XX</text:span><text:span text:style-name="T4">/XX XX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9">現場</text:p>
          </table:table-cell>
          <table:table-cell table:style-name="表9.C1" office:value-type="string">
            <text:p text:style-name="P10"/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9">天気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9">最寄り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4">
            <text:p text:style-name="P9">4</text:p>
          </table:table-cell>
          <table:table-cell table:style-name="表9.B2" office:value-type="string">
            <text:p text:style-name="P9">他職：ポンプ</text:p>
          </table:table-cell>
          <table:table-cell table:style-name="表9.C2" office:value-type="string">
            <text:list xml:id="list35603148" text:continue-list="list5866667015002468407" text:style-name="L57">
              <text:list-item>
                <text:p text:style-name="P81"/>
              </text:list-item>
            </text:list>
          </table:table-cell>
        </table:table-row>
        <table:table-row>
          <table:table-cell table:style-name="表9.A2" office:value-type="float" office:value="5">
            <text:p text:style-name="P9">5</text:p>
          </table:table-cell>
          <table:table-cell table:style-name="表9.B2" office:value-type="string">
            <text:p text:style-name="P9">他職：土工さん</text:p>
          </table:table-cell>
          <table:table-cell table:style-name="表9.C2" office:value-type="string">
            <text:list xml:id="list5446495444088416231" text:style-name="L128">
              <text:list-item>
                <text:p text:style-name="P150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9">6</text:p>
          </table:table-cell>
          <table:table-cell table:style-name="表9.B2" office:value-type="string">
            <text:p text:style-name="P9">他職：電気屋さんの相番の人</text:p>
          </table:table-cell>
          <table:table-cell table:style-name="表9.C2" office:value-type="string">
            <text:list xml:id="list4818070530877678550" text:style-name="L129">
              <text:list-item>
                <text:p text:style-name="P151"/>
              </text:list-item>
            </text:list>
          </table:table-cell>
        </table:table-row>
        <table:table-row>
          <table:table-cell table:style-name="表9.B2" office:value-type="string">
            <text:p text:style-name="P9">6--2</text:p>
          </table:table-cell>
          <table:table-cell table:style-name="表9.B2" office:value-type="string">
            <text:p text:style-name="P9">他職：<text:span text:style-name="T2">警備</text:span></text:p>
          </table:table-cell>
          <table:table-cell table:style-name="表9.C2" office:value-type="string">
            <text:list xml:id="list1036322131767657087" text:style-name="L130">
              <text:list-item>
                <text:p text:style-name="P152"/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土間屋さん</text:span></text:p>
          </table:table-cell>
          <table:table-cell table:style-name="表9.C2" office:value-type="string">
            <text:list xml:id="list4702591610777235783" text:style-name="L131">
              <text:list-item>
                <text:p text:style-name="P153"/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大工さん</text:span></text:p>
          </table:table-cell>
          <table:table-cell table:style-name="表9.C2" office:value-type="string">
            <text:list xml:id="list1880950437211054202" text:style-name="L132">
              <text:list-item>
                <text:p text:style-name="P154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9">7</text:p>
          </table:table-cell>
          <table:table-cell table:style-name="表9.B2" office:value-type="string">
            <text:p text:style-name="P9">監督さん</text:p>
          </table:table-cell>
          <table:table-cell table:style-name="表9.C2" office:value-type="string">
            <text:list xml:id="list230217011957348380" text:style-name="L133">
              <text:list-item>
                <text:p text:style-name="P155"/>
              </text:list-item>
            </text:list>
          </table:table-cell>
        </table:table-row>
        <table:table-row>
          <table:table-cell table:style-name="表9.A2" office:value-type="float" office:value="8">
            <text:p text:style-name="P9">8</text:p>
          </table:table-cell>
          <table:table-cell table:style-name="表9.B2" office:value-type="string">
            <text:p text:style-name="P9">発注者の方</text:p>
          </table:table-cell>
          <table:table-cell table:style-name="表9.C2" office:value-type="string">
            <text:list xml:id="list2330905064035970270" text:style-name="L134">
              <text:list-item>
                <text:p text:style-name="P156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東和からの同僚</text:p>
          </table:table-cell>
          <table:table-cell table:style-name="表9.C2" office:value-type="string">
            <text:list xml:id="list7618070260041979288" text:style-name="L135">
              <text:list-item>
                <text:p text:style-name="P157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9">9</text:p>
          </table:table-cell>
          <table:table-cell table:style-name="表9.B2" office:value-type="string">
            <text:p text:style-name="P9">現場見取り図</text:p>
          </table:table-cell>
          <table:table-cell table:style-name="表9.C2" office:value-type="string">
            <text:p text:style-name="P9"/>
          </table:table-cell>
        </table:table-row>
        <table:table-row>
          <table:table-cell table:style-name="表9.A2" office:value-type="float" office:value="10">
            <text:p text:style-name="P9">10</text:p>
          </table:table-cell>
          <table:table-cell table:style-name="表9.B2" office:value-type="string">
            <text:p text:style-name="P10">段取り</text:p>
          </table:table-cell>
          <table:table-cell table:style-name="表9.C2" office:value-type="string">
            <text:list xml:id="list2402147026882034113" text:style-name="L136">
              <text:list-item>
                <text:p text:style-name="P158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行き帰りでの出来事、見聞</text:p>
          </table:table-cell>
          <table:table-cell table:style-name="表9.C2" office:value-type="string">
            <text:list xml:id="list3389437744702118499" text:style-name="L137">
              <text:list-item>
                <text:p text:style-name="P159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周囲の事物</text:p>
          </table:table-cell>
          <table:table-cell table:style-name="表9.C2" office:value-type="string">
            <text:list xml:id="list3949004553196056649" text:style-name="L138">
              <text:list-item>
                <text:p text:style-name="P160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9">11</text:p>
          </table:table-cell>
          <table:table-cell table:style-name="表9.B2" office:value-type="string">
            <text:p text:style-name="P10">その他</text:p>
          </table:table-cell>
          <table:table-cell table:style-name="表9.C2" office:value-type="string">
            <text:list xml:id="list7990987745484059584" text:style-name="L139">
              <text:list-item>
                <text:p text:style-name="P161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やってもらったこと</text:p>
          </table:table-cell>
          <table:table-cell table:style-name="表9.C2" office:value-type="string">
            <text:list xml:id="list1444382533013650869" text:style-name="L140">
              <text:list-item>
                <text:p text:style-name="P162"/>
              </text:list-item>
            </text:list>
          </table:table-cell>
        </table:table-row>
      </table:table>
      <text:p text:style-name="P13"/>
      <text:p text:style-name="P4">[/ XXXX]</text:p>
      <text:p text:style-name="P13"/>
      <text:p text:style-name="P13"/>
      <text:p text:style-name="P13"/>
      <text:p text:style-name="P12"/>
      <text:p text:style-name="P1">--------------------------------------------------------------- [TEMPLATE]</text:p>
      <text:p text:style-name="P2">---------------------------------------------------------------</text:p>
      <text:p text:style-name="P4">[XXX]</text:p>
      <text:p text:style-name="P13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ext:soft-page-break/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35581311" text:continue-list="list35603148" text:style-name="L57">
              <text:list-item>
                <text:p text:style-name="P81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4096687647282776489" text:style-name="L112">
              <text:list-item>
                <text:p text:style-name="P136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5031685465863622037" text:style-name="L113">
              <text:list-item>
                <text:p text:style-name="P137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2974963006020458196" text:style-name="L114">
              <text:list-item>
                <text:p text:style-name="P138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さん</text:span></text:p>
          </table:table-cell>
          <table:table-cell table:style-name="表13.C2" office:value-type="string">
            <text:list xml:id="list444959219580703737" text:style-name="L115">
              <text:list-item>
                <text:p text:style-name="P139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8784522549550055627" text:style-name="L116">
              <text:list-item>
                <text:p text:style-name="P140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6653836456801590099" text:style-name="L117">
              <text:list-item>
                <text:p text:style-name="P141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3820010537344546711" text:style-name="L118">
              <text:list-item>
                <text:p text:style-name="P142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2279581313806127079" text:style-name="L119">
              <text:list-item>
                <text:p text:style-name="P143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1608316833576626303" text:style-name="L120">
              <text:list-item>
                <text:p text:style-name="P144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1026003440662502520" text:style-name="L121">
              <text:list-item>
                <text:p text:style-name="P145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4270920684634418171" text:style-name="L122">
              <text:list-item>
                <text:p text:style-name="P146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8737424519672135450" text:style-name="L123">
              <text:list-item>
                <text:p text:style-name="P147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4835117063112440887" text:style-name="L124">
              <text:list-item>
                <text:p text:style-name="P148"/>
              </text:list-item>
            </text:list>
          </table:table-cell>
        </table:table-row>
      </table:table>
      <text:p text:style-name="P13"/>
      <text:p text:style-name="P4">[/ XXXX]</text:p>
      <text:p text:style-name="P13"><text:soft-page-break/></text:p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7631170327282513770" text:style-name="L125">
        <text:list-item>
          <text:p text:style-name="P17">start apps</text:p>
          <text:list>
            <text:list-item>
              <text:p text:style-name="P17">doc (this)</text:p>
            </text:list-item>
            <text:list-item>
              <text:p text:style-name="P17">folder : C:\WORKS_2\WS\WS_Others.miscs\misc_files</text:p>
            </text:list-item>
            <text:list-item>
              <text:p text:style-name="P17">web page</text:p>
              <text:list>
                <text:list-item>
                  <text:p text:style-name="P17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2543465379366404986" text:style-name="L126">
        <text:list-item>
          <text:p text:style-name="P15">close</text:p>
          <text:list>
            <text:list-item>
              <text:p text:style-name="P15">image file</text:p>
            </text:list-item>
            <text:list-item>
              <text:p text:style-name="P15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5">folder : C:\WORKS_2\WS\WS_Others.miscs\misc_files</text:p>
            </text:list-item>
            <text:list-item>
              <text:p text:style-name="P15">this</text:p>
            </text:list-item>
          </text:list>
        </text:list-item>
        <text:list-item>
          <text:p text:style-name="P15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35583032" text:continue-numbering="true" text:style-name="L126">
        <text:list-item>
          <text:p text:style-name="P22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3-04T15:37:05.37</dc:date>
    <dc:creator>iwabuchi ken</dc:creator>
    <meta:editing-duration>PT13H45M16S</meta:editing-duration>
    <meta:editing-cycles>89</meta:editing-cycles>
    <meta:generator>OpenOffice/4.1.3$Win32 OpenOffice.org_project/413m1$Build-9783</meta:generator>
    <meta:document-statistic meta:table-count="11" meta:image-count="0" meta:object-count="0" meta:page-count="17" meta:paragraph-count="534" meta:word-count="8770" meta:character-count="10979"/>
  </office:meta>
</office:document-meta>
</file>